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droidByteBuddyMockMaker.AndroidByteBuddyMockMak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ndroidByteBuddyMockMaker.clearAllCa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droidByteBuddyMockMaker.getHandler( Object 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droidByteBuddyMockMaker.isTypeMockable( Class &lt; ?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droidByteBuddyMockMaker.createMock( MockCreationSettings &lt; T &gt; settings , Mock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droidByteBuddyMockMaker.resetMock( Object mock , MockHandler newHandler , MockCreationSettings 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